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222222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color="#741b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Добрый день, Павел! </text:p>
      <text:p text:style-name="Standard">По всем пунктам критериев Вы идеально выполнили проект, замечательная и красивая работа! :) </text:p>
      <text:p text:style-name="Standard">+ оформление в Jupyter Notebook в соответствии с ноутбуком-шаблоном; </text:p>
      <text:p text:style-name="Standard">+ структура оформления (отформатированные выводы в отдельных ячейках типа MarkDown, хорошо оформленный лаконичный код, ячейки сделали очень наглядными, удобно и понятно разбирать Ваше решение); </text:p>
      <text:p text:style-name="Standard">+ широкое использование пройденных в курсе библиотек, ничего лишнего; </text:p>
      <text:p text:style-name="Standard">+ читаемый и понятный код, отдельно хочется отметить грамотно продуманные имена переменных и функций; </text:p>
      <text:p text:style-name="Standard">+ оформили графики по всем правилам, плюс за содержательные названия и подписи осей.</text:p>
      <text:p text:style-name="Standard"/>
      <text:p text:style-name="Standard">В разделе "Исследование данных" и "Преобразование данных" все задания выполнены верно. Только не везде есть выводы итоговых результатов на экран - желательно печатать хотя бы ответы на контрольные вопросы или head датафрейма после каждого задания.</text:p>
      <text:p text:style-name="Standard">Хорошо, что сохранили графики для раздела "Исследование зависимостей в данных", но можно настроить их автоматическое отображение прямо в ноутбуке:</text:p>
      <text:list xml:id="list4123532395" text:style-name="WWNum1">
        <text:list-item>
          <text:p text:style-name="P2"><text:span text:style-name="T1">В аргументе fig.show() прописывать какое-нибудь имя (тогда картинка сохранится), пример здесь </text:span><text:a xlink:type="simple" xlink:href="https://github.com/nicolaskruchten/plotly_img_test/blob/master/Untitled.ipynb" text:style-name="ListLabel_20_19" text:visited-style-name="ListLabel_20_19"><text:span text:style-name="T1">https://github.com/nicolaskruchten/plotly_img_test/blob/master/Untitled.ipynb</text:span></text:a><text:span text:style-name="T1">; или написать ‘png’</text:span></text:p>
        </text:list-item>
        <text:list-item>
          <text:p text:style-name="P2"><text:span text:style-name="T1">Использовать функцию write_image, рабочий код можете также посмотреть здесь </text:span><text:a xlink:type="simple" xlink:href="https://github.com/nadiakova/DS-learning/blob/main/churn_nk.ipynb" text:style-name="ListLabel_20_19" text:visited-style-name="ListLabel_20_19"><text:span text:style-name="T1">https://github.com/nadiakova/DS-learning/blob/main/churn_nk.ipynb</text:span></text:a></text:p>
        </text:list-item>
        <text:list-item>
          <text:p text:style-name="P2"><text:span text:style-name="T1">Использовать сервис </text:span><text:a xlink:type="simple" xlink:href="https://nbviewer.org/" text:style-name="ListLabel_20_19" text:visited-style-name="ListLabel_20_19"><text:span text:style-name="T1">https://nbviewer.org</text:span></text:a></text:p>
        </text:list-item>
      </text:list>
      <text:p text:style-name="Standard">Оригинальные подробные выводы, местами даже лучше, чем в <text:s/>авторском решении! От себя также добавлю интересных предположений о том, почему могли быть получены такие результаты, например:</text:p>
      <text:list xml:id="list1828991082" text:style-name="WWNum2">
        <text:list-item>
          <text:p text:style-name="P3"><text:span text:style-name="T1">В 1-м для признака “Возраст” мода распределения равняется примерно 30-ти годам, возможно, это вызвано тем, что после окончания ВУЗа/училища люди склонны идти работать по распределению, на кафедру и т.д.; в более старшем же возрасте у работников уже, вероятно, наработаны связи, поэтому HeadHunter им необходимости пользоваться нет. А в 30 очень часто люди хотят сменить работу или вообще род деятельности, но достаточного опыта и востребованности пока ещё не имеют, поэтому пользуются такими сервисами для поиска работы.</text:span></text:p>
        </text:list-item>
        <text:list-item>
          <text:p text:style-name="P3"><text:span text:style-name="T1">Во 2-м мода “Опыта работы” равна примерно 7-ми годам, если вычесть из моды предыдущего номера это число: 30-7=23 - получим примерный возраст окончания ВУЗа:) Можно также отметить высокую корреляцию возраста с признаком опыта.</text:span></text:p>
        </text:list-item>
        <text:list-item>
          <text:p text:style-name="P3"><text:span text:style-name="T1">В 6-м готовность к командировкам ценится больше, чем готовность к переезду, что может быть вызвано тем, что командируемые люди, как правило, занимают более высокие должности.</text:span></text:p>
        </text:list-item>
      </text:list>
      <text:p text:style-name="Standard">В разделе "Очистка данных" тоже всё правильно. </text:p>
      <text:p text:style-name="Standard">Отличные дополнительные графики! </text:p>
      <text:p text:style-name="Standard"/>
      <text:p text:style-name="Standard"/>
      <text:p text:style-name="Standard">Отдельно хочется отметить: </text:p>
      <text:p text:style-name="Standard">Здорово, что написали функции во многих заданиях для выделения признаков и оформили комментарии, особенно к функциям по всем канонам PEP-8:)</text:p>
      <text:p text:style-name="Standard">Плюс за лаконичность кода и широкое применение методов и функций из пройденных в курсе библиотек. </text:p>
      <text:p text:style-name="Standard">Отличное оформление на github!</text:p>
      <text:p text:style-name="Standard"><text:soft-page-break/>Отдельный плюс за выделенные выводы к графикам.</text:p>
      <text:p text:style-name="Standard"/>
      <text:p text:style-name="P1"/>
      <text:p text:style-name="Standard">Спасибо за выполненное задание! Подробный разбор всего проекта будет в формате видеозвонка в воскресенье в 11:00 по московскому времени (они проводятся раз в 3 недели, предварительный анонс и ссылка для подключения будут в канале проекта). Если возникнут вопросы, можете обратиться в канал 01_project_1 в пачке, мы поможем на всё ответить и разобраться с моментами, которые вызывают трудности. Удачи в обучении!</text:p>
      <text:p text:style-name="P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741b47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4" meta:word-count="450" meta:character-count="3339" meta:non-whitespace-character-count="2908"/>
    <meta:generator>LibreOfficeDev/6.0.5.2$Linux_X86_64 LibreOffice_project/</meta:generator>
  </office:meta>
</office:document-meta>
</file>